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d62" officeooo:paragraph-rsid="00083d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zz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7:55:20.965024552</meta:creation-date>
    <dc:date>2026-03-18T17:55:27.963200491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4.2.7.2$Linux_X86_64 LibreOffice_project/420$Build-2</meta:generator>
  </office:meta>
</office:document-meta>
</file>